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 style:list-style-name="L1">
      <style:text-properties style:language-asian="ja" style:country-asian="JP"/>
    </style:style>
    <style:style style:name="P3" style:family="paragraph" style:parent-style-name="Standard" style:list-style-name="L2">
      <style:text-properties style:language-asian="ja" style:country-asian="JP"/>
    </style:style>
    <style:style style:name="P4" style:family="paragraph" style:parent-style-name="Standard" style:list-style-name="L3">
      <style:text-properties style:language-asian="ja" style:country-asian="JP"/>
    </style:style>
    <style:style style:name="P5" style:family="paragraph" style:parent-style-name="Standard" style:list-style-name="L4">
      <style:text-properties style:language-asian="ja" style:country-asian="JP"/>
    </style:style>
    <style:style style:name="P6" style:family="paragraph" style:parent-style-name="Standard" style:list-style-name="L5">
      <style:text-properties style:language-asian="ja" style:country-asian="JP"/>
    </style:style>
    <style:style style:name="P7" style:family="paragraph" style:parent-style-name="Standard" style:list-style-name="L6">
      <style:text-properties style:language-asian="ja" style:country-asian="JP"/>
    </style:style>
    <style:style style:name="P8" style:family="paragraph" style:parent-style-name="Standard" style:list-style-name="L7">
      <style:text-properties style:language-asian="ja" style:country-asian="JP"/>
    </style:style>
    <style:style style:name="P9" style:family="paragraph" style:parent-style-name="Standard" style:list-style-name="L8">
      <style:text-properties style:language-asian="ja" style:country-asian="JP"/>
    </style:style>
    <style:style style:name="P10" style:family="paragraph" style:parent-style-name="Standard" style:list-style-name="L6"/>
    <style:style style:name="P11" style:family="paragraph" style:parent-style-name="Standard" style:list-style-name="L9"/>
    <style:style style:name="P12" style:family="paragraph" style:parent-style-name="Standard">
      <style:paragraph-properties fo:break-before="page"/>
      <style:text-properties style:language-asian="ja" style:country-asian="JP"/>
    </style:style>
    <style:style style:name="P13" style:family="paragraph" style:parent-style-name="Standard" style:list-style-name="L4">
      <style:paragraph-properties fo:margin-left="2.501cm" fo:margin-right="0cm" fo:text-indent="-0.635cm" style:auto-text-indent="false"/>
      <style:text-properties style:language-asian="ja" style:country-asian="JP"/>
    </style:style>
    <style:style style:name="P14" style:family="paragraph" style:parent-style-name="Standard" style:list-style-name="L5">
      <style:paragraph-properties fo:margin-left="2.501cm" fo:margin-right="0cm" fo:text-indent="-0.635cm" style:auto-text-indent="false"/>
      <style:text-properties style:language-asian="ja" style:country-asian="JP"/>
    </style:style>
    <style:style style:name="P15" style:family="paragraph" style:parent-style-name="Standard" style:list-style-name="L8">
      <style:paragraph-properties fo:margin-left="2.501cm" fo:margin-right="0cm" fo:text-indent="-0.635cm" style:auto-text-indent="false"/>
      <style:text-properties style:language-asian="ja" style:country-asian="JP"/>
    </style:style>
    <style:style style:name="P16" style:family="paragraph" style:parent-style-name="Standard" style:list-style-name="L9">
      <style:paragraph-properties fo:margin-left="2.501cm" fo:margin-right="0cm" fo:text-indent="-0.635cm" style:auto-text-indent="false"/>
      <style:text-properties style:language-asian="ja" style:country-asian="JP"/>
    </style:style>
    <style:style style:name="P17" style:family="paragraph" style:parent-style-name="Standard" style:list-style-name="L8">
      <style:paragraph-properties fo:margin-left="2.501cm" fo:margin-right="0cm" fo:text-indent="-0.635cm" style:auto-text-indent="false"/>
      <style:text-properties style:text-line-through-style="solid" style:language-asian="ja" style:country-asian="JP"/>
    </style:style>
    <style:style style:name="P18" style:family="paragraph" style:parent-style-name="Standard" style:list-style-name="L4">
      <style:paragraph-properties fo:margin-left="3.752cm" fo:margin-right="0cm" fo:text-indent="-0.635cm" style:auto-text-indent="false"/>
      <style:text-properties style:language-asian="ja" style:country-asian="JP"/>
    </style:style>
    <style:style style:name="P19" style:family="paragraph" style:parent-style-name="Standard" style:list-style-name="L5">
      <style:paragraph-properties fo:margin-left="3.752cm" fo:margin-right="0cm" fo:text-indent="-0.635cm" style:auto-text-indent="false"/>
      <style:text-properties style:language-asian="ja" style:country-asian="JP"/>
    </style:style>
    <style:style style:name="P20" style:family="paragraph" style:parent-style-name="Standard" style:list-style-name="L4">
      <style:paragraph-properties fo:margin-left="1.251cm" fo:margin-right="0cm" fo:text-indent="-0.635cm" style:auto-text-indent="false"/>
      <style:text-properties style:language-asian="ja" style:country-asian="JP"/>
    </style:style>
    <style:style style:name="P21" style:family="paragraph" style:parent-style-name="Standard" style:list-style-name="L5">
      <style:paragraph-properties fo:margin-left="1.251cm" fo:margin-right="0cm" fo:text-indent="-0.635cm" style:auto-text-indent="false"/>
      <style:text-properties style:language-asian="ja" style:country-asian="JP"/>
    </style:style>
    <style:style style:name="P22" style:family="paragraph" style:parent-style-name="Standard" style:list-style-name="L9">
      <style:paragraph-properties fo:margin-left="1.251cm" fo:margin-right="0cm" fo:text-indent="-0.635cm" style:auto-text-indent="false"/>
      <style:text-properties style:language-asian="ja" style:country-asian="JP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language-asian="ja" style:country-asian="JP"/>
    </style:style>
    <style:style style:name="P24" style:family="paragraph" style:parent-style-name="Heading_20_3">
      <style:paragraph-properties fo:break-before="page"/>
    </style:style>
    <style:style style:name="T1" style:family="text">
      <style:text-properties style:language-asian="ja" style:country-asian="JP"/>
    </style:style>
    <style:style style:name="fr1" style:family="graphic" style:parent-style-name="OLE">
      <style:graphic-properties style:wrap="run-through" style:number-wrapped-paragraphs="no-limit"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wrap="run-through" style:number-wrapped-paragraphs="no-limit" style:vertical-pos="from-top" style:vertical-rel="paragraph" style:horizontal-pos="from-left" style:horizontal-rel="paragraph" style:shadow="none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ごたく</text:h>
      <text:h text:style-name="Heading_20_2" text:outline-level="2">機能案</text:h>
      <text:h text:style-name="Heading_20_3" text:outline-level="3">成績表示</text:h>
      <text:p text:style-name="P1">問題セットに対する成績表示</text:p>
      <text:p text:style-name="P1">レーダーチャートでジャンルごとに正解率を表示？</text:p>
      <text:p text:style-name="P1"><draw:frame draw:style-name="fr1" draw:name="Object1" text:anchor-type="paragraph" svg:x="0.443cm" svg:y="0.092cm" svg:width="6.431cm" svg:height="6.008cm" draw:z-index="0"><draw:object xlink:href="../image_rader_chart.odg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折れ線グラフでジャンルごとの正解率を時系列で表示。</text:p>
      <text:p text:style-name="P1"><draw:frame draw:style-name="fr1" draw:name="Object2" text:anchor-type="paragraph" svg:x="0.443cm" svg:y="0.293cm" svg:width="10.453cm" svg:height="4.553cm" draw:z-index="1"><draw:object xlink:href="../image_line_chart.odg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ジャンル選択画面で、問題セット、ジャンルを選択してメニューから表示。</text:p>
      <text:p text:style-name="P1"><draw:frame draw:style-name="fr1" draw:name="Object3" text:anchor-type="paragraph" svg:x="1.104cm" svg:y="0.356cm" svg:width="6.378cm" svg:height="6.272cm" draw:z-index="2"><draw:object xlink:href="../image_menu1.odg" xlink:type="simple" xlink:show="embed" xlink:actuate="onLoad"/><draw:image xlink:href="./ObjectReplacements/Object 3" xlink:type="simple" xlink:show="embed" xlink:actuate="onLoad"/></draw:frame></text:p>
      <text:p text:style-name="P1"><draw:frame draw:style-name="fr2" draw:name="Object4" text:anchor-type="paragraph" svg:x="9.174cm" svg:y="0.002cm" svg:width="4.05cm" svg:height="4.394cm" draw:z-index="3"><draw:object xlink:href="../image_menu2.odg" xlink:type="simple" xlink:show="embed" xlink:actuate="onLoad"/><draw:image xlink:href="./ObjectReplacements/Object 4" xlink:type="simple" xlink:show="embed" xlink:actuate="onLoad"/></draw:frame></text:p>
      <text:p text:style-name="P1"/>
      <text:p text:style-name="P1">　　　　　　　　　　　　　　　　→→→→→→→→→→→</text:p>
      <text:p text:style-name="P1"/>
      <text:p text:style-name="P1"/>
      <text:h text:style-name="P24" text:outline-level="3">問題セットの管理</text:h>
      <text:p text:style-name="P1"><draw:frame draw:style-name="fr1" draw:name="Object5" text:anchor-type="paragraph" svg:x="1.104cm" svg:y="0.101cm" svg:width="6.378cm" svg:height="6.272cm" draw:z-index="4"><draw:object xlink:href="../image_menu1.odg" xlink:type="simple" xlink:show="embed" xlink:actuate="onLoad"/><draw:image xlink:href="./ObjectReplacements/Object 5" xlink:type="simple" xlink:show="embed" xlink:actuate="onLoad"/><svg:desc>OLE-object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ジャンル選択画面</text:p>
      <text:p text:style-name="P1">問題セットが一覧表示されて、問題セットを選択するとジャンルが展開される。</text:p>
      <text:p text:style-name="P1">ジャンルをタップするとプレイ開始。</text:p>
      <text:p text:style-name="P1"/>
      <text:p text:style-name="P1">問題セットを入手する方法は二つ。</text:p>
      <text:p text:style-name="P1"/>
      <text:p text:style-name="P1">Webサイトからのダウンロード→取り込み</text:p>
      <text:p text:style-name="P1"><draw:frame draw:style-name="fr1" draw:name="Object6" text:anchor-type="paragraph" svg:x="0.416cm" svg:y="0.243cm" svg:width="9.58cm" svg:height="8.005cm" draw:z-index="5"><draw:object xlink:href="../image_website.odg" xlink:type="simple" xlink:show="embed" xlink:actuate="onLoad"/><draw:image xlink:href="./ObjectReplacements/Object 6" xlink:type="simple" xlink:show="embed" xlink:actuate="onLoad"/></draw:frame></text:p>
      <text:p text:style-name="P1"><draw:frame draw:style-name="fr1" draw:name="Object7" text:anchor-type="paragraph" svg:x="11.451cm" svg:y="0.265cm" svg:width="4.674cm" svg:height="5.77cm" draw:z-index="6"><draw:object xlink:href="../image_select_genre1.odg" xlink:type="simple" xlink:show="embed" xlink:actuate="onLoad"/><draw:image xlink:href="./ObjectReplacements/Object 7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　　　　　　　　　　　　　　　　　　　　　　　　　　　　　　　　　　　　→→→</text:p>
      <text:p text:style-name="P1"/>
      <text:p text:style-name="P1"/>
      <text:p text:style-name="P1"/>
      <text:p text:style-name="P1"/>
      <text:p text:style-name="P1"/>
      <text:p text:style-name="P12"/>
      <text:p text:style-name="P1">ごたくやろうぜ！からダウンロード</text:p>
      <text:p text:style-name="P1"><draw:frame draw:style-name="fr1" draw:name="Object8" text:anchor-type="paragraph" svg:x="0.734cm" svg:y="0.434cm" svg:width="6.881cm" svg:height="8.389cm" draw:z-index="7"><draw:object xlink:href="../image_website2.odg" xlink:type="simple" xlink:show="embed" xlink:actuate="onLoad"/><draw:image xlink:href="./ObjectReplacements/Object 8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問題セットに対して、</text:p>
      <text:list xml:id="list34529781" text:style-name="L1">
        <text:list-item>
          <text:p text:style-name="P2">評価</text:p>
        </text:list-item>
        <text:list-item>
          <text:p text:style-name="P2">削除可能</text:p>
        </text:list-item>
        <text:list-item>
          <text:p text:style-name="P2">修正(差し替え可能)</text:p>
        </text:list-item>
        <text:list-item>
          <text:p text:style-name="P2">プレイ回数表示</text:p>
        </text:list-item>
      </text:list>
      <text:p text:style-name="P1"/>
      <text:p text:style-name="P1"/>
      <text:h text:style-name="P24" text:outline-level="3">対戦機能</text:h>
      <text:list xml:id="list34516286" text:style-name="L2">
        <text:list-item>
          <text:p text:style-name="P3">早押し</text:p>
        </text:list-item>
        <text:list-item>
          <text:p text:style-name="P3">タイピング</text:p>
        </text:list-item>
        <text:list-item>
          <text:p text:style-name="P3">その他</text:p>
        </text:list-item>
      </text:list>
      <text:p text:style-name="P1"/>
      <text:p text:style-name="P1"/>
      <text:h text:style-name="P24" text:outline-level="3">ユーザー機能</text:h>
      <text:list xml:id="list34534328" text:style-name="L3">
        <text:list-item>
          <text:p text:style-name="P4">お気に入り問題</text:p>
        </text:list-item>
        <text:list-item>
          <text:p text:style-name="P4">成績</text:p>
        </text:list-item>
        <text:list-item>
          <text:p text:style-name="P4">アバター</text:p>
        </text:list-item>
        <text:list-item>
          <text:p text:style-name="P4">友達</text:p>
        </text:list-item>
        <text:list-item>
          <text:p text:style-name="P4">Twitterなどの連携</text:p>
        </text:list-item>
      </text:list>
      <text:p text:style-name="P1"/>
      <text:p text:style-name="P1">Webサイトで管理</text:p>
      <text:p text:style-name="P1">アプリでも管理</text:p>
      <text:p text:style-name="P1">ユーザー登録しなくてもプレイ可能</text:p>
      <text:p text:style-name="P1"/>
      <text:p text:style-name="P1"/>
      <text:h text:style-name="P24" text:outline-level="3">ビジネスモデル</text:h>
      <text:list xml:id="list34546531" text:style-name="L4">
        <text:list-item>
          <text:p text:style-name="P5">収益源(運営側)</text:p>
        </text:list-item>
        <text:list-item>
          <text:p text:style-name="P13">広告</text:p>
        </text:list-item>
        <text:list-item>
          <text:p text:style-name="P13">プレミアム会員？</text:p>
        </text:list-item>
        <text:list-item>
          <text:p text:style-name="P18">何をプレミアムとする？</text:p>
        </text:list-item>
        <text:list-item>
          <text:p text:style-name="P20">収益源(問題作成者)</text:p>
        </text:list-item>
        <text:list-item>
          <text:p text:style-name="P13">Donate</text:p>
        </text:list-item>
        <text:list-item>
          <text:p text:style-name="P13">有料問題</text:p>
        </text:list-item>
        <text:list-item>
          <text:p text:style-name="P18">DRMで保護？</text:p>
        </text:list-item>
      </text:list>
      <text:p text:style-name="P23"/>
      <text:p text:style-name="P23"/>
      <text:h text:style-name="P24" text:outline-level="3">課題</text:h>
      <text:list xml:id="list34561838" text:style-name="L5">
        <text:list-item>
          <text:p text:style-name="P6">ごたく本体作者から何か言われないか？</text:p>
        </text:list-item>
        <text:list-item>
          <text:p text:style-name="P14">ごたく本体作者に連絡するか？</text:p>
        </text:list-item>
        <text:list-item>
          <text:p text:style-name="P21">問題作成者から何か言われないか？</text:p>
        </text:list-item>
        <text:list-item>
          <text:p text:style-name="P14">無断でサイトにアップするつもりはないので、問題無いはず。</text:p>
        </text:list-item>
        <text:list-item>
          <text:p text:style-name="P14">ビジネスモデルとして、問題作成者にインセンティブを用意する。</text:p>
        </text:list-item>
        <text:list-item>
          <text:p text:style-name="P21">「ごたくろいど」という競合がある。</text:p>
        </text:list-item>
        <text:list-item>
          <text:p text:style-name="P14">これより機能を良くする。</text:p>
        </text:list-item>
        <text:list-item>
          <text:p text:style-name="P21">ベクターで配布されているごたくファイル(圧縮ファイル)をそのまま読み込めるようにする。</text:p>
        </text:list-item>
        <text:list-item>
          <text:p text:style-name="P14">一度PCにダウンロード→展開→Androidに転送→ごたくを起動→読み込み、の流れは面倒。</text:p>
        </text:list-item>
        <text:list-item>
          <text:p text:style-name="P14">Androidでダウンロード→ごたくを起動→読み込み、が最低限の手順。</text:p>
        </text:list-item>
        <text:list-item>
          <text:p text:style-name="P14">理想は、ブラウザでダウンロードリンクをクリック→ごたくで読み込み、くらいにしたい。</text:p>
        </text:list-item>
        <text:list-item>
          <text:p text:style-name="P14">JavaでLZHを展開できるか？</text:p>
        </text:list-item>
        <text:list-item>
          <text:p text:style-name="P19">ZIPは標準で展開できる。</text:p>
        </text:list-item>
        <text:list-item>
          <text:p text:style-name="P19">Vectorでダウンロードできるファイルを展開できるかテストする。</text:p>
        </text:list-item>
        <text:list-item>
          <text:p text:style-name="P21">ごたくやろうぜ！以外からのファイルを受け入れると、IDで問題セットを統括できない。</text:p>
        </text:list-item>
        <text:list-item>
          <text:p text:style-name="P14">プレイデータファイル名+ジャンル名→ハッシュ値計算、でIDを算出してみる。</text:p>
        </text:list-item>
      </text:list>
      <text:p text:style-name="P23"/>
      <text:h text:style-name="P24" text:outline-level="3">ソフトウェア構成</text:h>
      <text:list xml:id="list34647013" text:style-name="L6">
        <text:list-item>
          <text:p text:style-name="P10"><text:span text:style-name="T1">ごたくやろうぜ！(Webサイト)</text:span></text:p>
        </text:list-item>
        <text:list-item>
          <text:p text:style-name="P7">ごたくDroid(Androidアプリ)</text:p>
        </text:list-item>
        <text:list-item>
          <text:p text:style-name="P7">iごたく(iPhoneアプリ)</text:p>
        </text:list-item>
        <text:list-item>
          <text:p text:style-name="P10"><text:span text:style-name="T1">ごたくWin(Windowsアプリ)</text:span></text:p>
        </text:list-item>
        <text:list-item>
          <text:p text:style-name="P10"><text:span text:style-name="T1">ごたくMac(Macアプリ)</text:span></text:p>
        </text:list-item>
      </text:list>
      <text:p text:style-name="Standard"><text:span text:style-name="T1"/></text:p>
      <text:p text:style-name="Standard"><text:span text:style-name="T1"/></text:p>
      <text:h text:style-name="P24" text:outline-level="3">バージョン履歴</text:h>
      <text:p text:style-name="P1"/>
      <text:p text:style-name="P1">バージョン0.1.0</text:p>
      <text:list xml:id="list34702997" text:style-name="L7">
        <text:list-item>
          <text:p text:style-name="P8">タイトル実装。軽く。</text:p>
        </text:list-item>
        <text:list-item>
          <text:p text:style-name="P8">ジャンル一覧実装。軽く。</text:p>
        </text:list-item>
        <text:list-item>
          <text:p text:style-name="P8">ゲーム本編実装。軽く。</text:p>
        </text:list-item>
        <text:list-item>
          <text:p text:style-name="P8">結果表示。軽く。</text:p>
        </text:list-item>
        <text:list-item>
          <text:p text:style-name="P8">問題管理。プリセットを無断で取り込んじゃった。次のバージョンで取り除く。</text:p>
        </text:list-item>
      </text:list>
      <text:p text:style-name="P1"/>
      <text:p text:style-name="P1">バージョン 0.2.0</text:p>
      <text:list xml:id="list35125019" text:style-name="L9">
        <text:list-item>
          <text:p text:style-name="P11"><text:span text:style-name="T1">5tqファイルの直接取り込み。</text:span></text:p>
        </text:list-item>
        <text:list-item>
          <text:p text:style-name="P16">プリセットは排除。</text:p>
        </text:list-item>
        <text:list-item>
          <text:p text:style-name="P22">取り込み、削除。</text:p>
        </text:list-item>
      </text:list>
      <text:p text:style-name="P23"/>
      <text:p text:style-name="P1"/>
      <text:h text:style-name="P24" text:outline-level="3">機能予定</text:h>
      <text:p text:style-name="P1"/>
      <text:list xml:id="list34694526" text:style-name="L8">
        <text:list-item>
          <text:p text:style-name="P9">タイトル</text:p>
        </text:list-item>
        <text:list-item>
          <text:p text:style-name="P17">軽く。</text:p>
        </text:list-item>
        <text:list-item>
          <text:p text:style-name="P9">ジャンル選択</text:p>
        </text:list-item>
        <text:list-item>
          <text:p text:style-name="P17">軽く。</text:p>
        </text:list-item>
        <text:list-item>
          <text:p text:style-name="P9">ゲーム本体</text:p>
        </text:list-item>
        <text:list-item>
          <text:p text:style-name="P17">軽く。</text:p>
        </text:list-item>
        <text:list-item>
          <text:p text:style-name="P9">結果表示</text:p>
        </text:list-item>
        <text:list-item>
          <text:p text:style-name="P17">軽く。</text:p>
        </text:list-item>
        <text:list-item>
          <text:p text:style-name="P9">成績表示</text:p>
        </text:list-item>
        <text:list-item>
          <text:p text:style-name="P9">問題セット管理</text:p>
        </text:list-item>
        <text:list-item>
          <text:p text:style-name="P15">5tqファイルの直接読み込み。</text:p>
        </text:list-item>
        <text:list-item>
          <text:p text:style-name="P9">対戦機能</text:p>
        </text:list-item>
        <text:list-item>
          <text:p text:style-name="P9">ユーザー機能</text:p>
        </text:list-item>
        <text:list-item>
          <text:p text:style-name="P9">ビジネスモデル</text:p>
        </text:list-item>
        <text:list-item>
          <text:p text:style-name="P9">ヘルプ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u1 u6k</meta:initial-creator>
    <meta:creation-date>2011-01-17T12:55:55.69</meta:creation-date>
    <dc:date>2011-01-17T15:02:13.11</dc:date>
    <dc:creator>yu1 u6k</dc:creator>
    <meta:editing-duration>PT02H06M09S</meta:editing-duration>
    <meta:editing-cycles>25</meta:editing-cycles>
    <meta:generator>OpenOffice.org/3.2$Win32 OpenOffice.org_project/320m12$Build-9483</meta:generator>
    <meta:document-statistic meta:table-count="0" meta:image-count="0" meta:object-count="8" meta:page-count="10" meta:paragraph-count="93" meta:word-count="580" meta:character-count="1280"/>
  </office:meta>
</office:document-meta>
</file>